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style:style>
    <style:style style:name="P9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in" fo:margin-right="0in" fo:text-align="center"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fo:margin-top="0in" fo:margin-bottom="0.0835in" loext:contextual-spacing="false"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9" style:family="paragraph" style:parent-style-name="Text_20_body">
      <style:paragraph-properties fo:margin-left="0in" fo:margin-right="0in" fo:text-align="justify" style:justify-single-word="false" fo:text-indent="0.1965in" style:auto-text-indent="false"/>
      <style:text-properties officeooo:paragraph-rsid="001df5db" fo:background-color="transparent"/>
    </style:style>
    <style:style style:name="P140" style:family="paragraph" style:parent-style-name="Text_20_body">
      <style:paragraph-properties fo:margin-left="0in" fo:margin-right="0in" fo:text-align="justify" style:justify-single-word="false" fo:text-indent="0.1965in" style:auto-text-indent="false"/>
      <style:text-properties officeooo:paragraph-rsid="00216587"/>
    </style:style>
    <style:style style:name="P141" style:family="paragraph" style:parent-style-name="Heading_20_1">
      <style:paragraph-properties fo:margin-left="0in" fo:margin-right="0in" fo:text-align="center" style:justify-single-word="false" fo:text-indent="0.1965in" style:auto-text-indent="false"/>
    </style:style>
    <style:style style:name="P142" style:family="paragraph" style:parent-style-name="Heading_20_2">
      <style:text-properties fo:language="en" fo:country="US"/>
    </style:style>
    <style:style style:name="P143" style:family="paragraph" style:parent-style-name="Heading_20_2">
      <style:text-properties fo:language="ru" fo:country="RU"/>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d2a46"/>
    </style:style>
    <style:style style:name="T12" style:family="text">
      <style:text-properties fo:language="ru" fo:country="RU" officeooo:rsid="001df5db"/>
    </style:style>
    <style:style style:name="T13" style:family="text">
      <style:text-properties fo:language="ru" fo:country="RU" officeooo:rsid="002054de"/>
    </style:style>
    <style:style style:name="T14" style:family="text">
      <style:text-properties fo:language="ru" fo:country="RU" officeooo:rsid="0020941c"/>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loext:char-shading-value="0" style:font-weight-asian="normal" style:font-weight-complex="normal"/>
    </style:style>
    <style:style style:name="T21" style:family="text">
      <style:text-properties fo:language="en" fo:country="US" fo:background-color="transparent" loext:char-shading-value="0"/>
    </style:style>
    <style:style style:name="T22" style:family="text">
      <style:text-properties fo:language="en" fo:country="US" officeooo:rsid="001df5db"/>
    </style:style>
    <style:style style:name="T23" style:family="text">
      <style:text-properties fo:color="#ff3333"/>
    </style:style>
    <style:style style:name="T24" style:family="text">
      <style:text-properties fo:color="#ff3333" fo:language="ru" fo:country="RU"/>
    </style:style>
    <style:style style:name="T25" style:family="text">
      <style:text-properties fo:color="#ff3333" fo:language="ru" fo:country="RU" fo:font-weight="normal" style:font-weight-asian="normal" style:font-weight-complex="normal"/>
    </style:style>
    <style:style style:name="T26" style:family="text">
      <style:text-properties fo:color="#ff3333"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fo:language="en" fo:country="US"/>
    </style:style>
    <style:style style:name="T32" style:family="text">
      <style:text-properties fo:color="#ff6600"/>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color="#0000ff"/>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style:style style:name="T88" style:family="text">
      <style:text-properties fo:font-size="14pt" fo:language="en" fo:country="US" fo:font-weight="bold" style:font-size-asian="14pt" style:font-weight-asian="bold" style:font-size-complex="14pt" style:font-weight-complex="bold"/>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9pt" style:font-size-asian="9pt" style:font-size-complex="9pt"/>
    </style:style>
    <style:style style:name="T91" style:family="text">
      <style:text-properties fo:font-size="12pt" style:font-size-asian="12pt" style:font-size-complex="12pt"/>
    </style:style>
    <style:style style:name="T92" style:family="text">
      <style:text-properties officeooo:rsid="001d2a46"/>
    </style:style>
    <style:style style:name="T93" style:family="text">
      <style:text-properties officeooo:rsid="001dda5d"/>
    </style:style>
    <style:style style:name="T94" style:family="text">
      <style:text-properties officeooo:rsid="001df5db"/>
    </style:style>
    <style:style style:name="T95" style:family="text">
      <style:text-properties officeooo:rsid="001e91e3"/>
    </style:style>
    <style:style style:name="T96" style:family="text">
      <style:text-properties officeooo:rsid="002054de"/>
    </style:style>
    <style:style style:name="T97" style:family="text">
      <style:text-properties officeooo:rsid="002165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52"/>
      <text:h text:style-name="Heading_20_2" text:outline-level="2"><text:span text:style-name="T15">1. Терра</text:span></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text:span><text:span text:style-name="T11">опять </text:span><text:span text:style-name="T1">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5">уболтал</text:span>. В последний раз. Загляну на огонёк, но ничего не обещаю. Честно говоря, мне плевать.</text:p>
      <text:p text:style-name="P3"><text:span text:style-name="T92">Шум супермаркета</text:span>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text:span><text:span text:style-name="T11">последний год </text:span><text:span text:style-name="T1">жил на работе без </text:span><text:span text:style-name="T13">выходных и </text:span><text:span text:style-name="T1">отпусков,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5">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span text:style-name="T93">ьютер</text:span>.</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5">– Нэш, к</text:span>ак называется наш проект?</text:p>
      <text:p text:style-name="P72"><text:span text:style-name="T8">– </text:span><text:span text:style-name="T69">Дайсон.</text:span></text:p>
      <text:p text:style-name="P72"><text:span text:style-name="T8">– </text:span><text:span text:style-name="T69">Сколько тебе лет?</text:span></text:p>
      <text:p text:style-name="P72"><text:span text:style-name="T8">– </text:span><text:span text:style-name="T69">Два года с начала запуска кластера.</text:span></text:p>
      <text:p text:style-name="P72"><text:span text:style-name="T8">– </text:span><text:span text:style-name="T69">Какой сейчас год?</text:span></text:p>
      <text:p text:style-name="P72"><text:span text:style-name="T8">– </text:span><text:span text:style-name="T26">20</text:span><text:span text:style-name="T25">18</text:span><text:span text:style-name="T69">-й.</text:span></text:p>
      <text:p text:style-name="P24"/>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text:span><text:span text:style-name="T12">по умолчанию</text:span><text:span text:style-name="T1">.</text:span></text:p>
      <text:p text:style-name="P52">– Принял к исполнению.</text:p>
      <text:p text:style-name="P52"/>
      <text:p text:style-name="P84">«Выживание корпорации в условиях жёсткой конкуренции с ограниченными ресурсами. Случай 16».</text:p>
      <text:p text:style-name="P84">…</text:p>
      <text:p text:style-name="P84"><text:soft-page-break/>…</text:p>
      <text:p text:style-name="P84">…</text:p>
      <text:p text:style-name="P84">Решение.</text:p>
      <text:p text:style-name="P84">…</text:p>
      <text:p text:style-name="P11"/>
      <text:p text:style-name="P11">Я вчитался в результат и приствистнул. Карандаш выпал у меня из руки <text:span text:style-name="T94">и закатился под стол</text:span>.</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text:span text:style-name="T94">с конкурентами </text:span>собрался? <text:span text:style-name="T94">Брось, они нас раздавят, как таракана.</text:span></text:p>
      <text:p text:style-name="P11">– Решение принято в соответствии с текущими настройками, Анонимус.</text:p>
      <text:p text:style-name="P11"/>
      <text:p text:style-name="P139"><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text:span text:style-name="T94">движком интеллекта и аналитикой</text:span>?</text:p>
      <text:p text:style-name="P16"/>
      <text:p text:style-name="P33"><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3"/>
      <text:p text:style-name="P33">Вместо ответа Нексус выплюнул на консоль длинную <text:span text:style-name="T94">распечатку</text:span> букв и служебных символов, среди которых бросилась в глаза строка “<text:span text:style-name="T33">incompartible interface Analytics v.0.93 beta</text:span>”</text:p>
      <text:p text:style-name="P33">Ага, уже теплее.</text:p>
      <text:p text:style-name="P33"/>
      <text:p text:style-name="P72"><text:span text:style-name="T8">– Нэш</text:span><text:span text:style-name="T6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text:span text:style-name="T94">апдейтом </text:span>кибермозга.</text:p>
      <text:p text:style-name="P33">Набираю номер прожект-мэнеджера.</text:p>
      <text:p text:style-name="P33"><text:span text:style-name="T15">– </text:span>Алекс, это <text:span text:style-name="T1">Анон</text:span>. Кто-то из продакшн-команды <text:span text:style-name="T1">при установке последнего </text:span><text:span text:style-name="T12">апдейта</text:span><text:span text:style-name="T1"> Нэша </text:span>забыл про<text:span text:style-name="T1">апгрейдить</text:span> аналитический модуль. Пусть обновят до <text:span text:style-name="T1">последней</text:span> версии. <text:span text:style-name="T94">У меня всё. </text:span>Я валю домой. Если что пойдёт не так, пусть отзвонятся.</text:p>
      <text:p text:style-name="P33"><text:span text:style-name="T15">– </text:span>Окей. Спасибо, <text:span text:style-name="T1">Анон</text:span>. <text:span text:style-name="T1">Выручил.</text:span></text:p>
      <text:p text:style-name="P33"><text:span text:style-name="T1">– </text:span><text:span text:style-name="T12">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text:span text:style-name="T94">сервере</text:span>.</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5">.</text:span></text:p>
      <text:p text:style-name="P102">Бип-бип-бип.</text:p>
      <text:p text:style-name="P102"/>
      <text:p text:style-name="P33"><text:soft-page-break/><text:span text:style-name="T1">У</text:span>ходя попрощался с охранником, <text:span text:style-name="T1">увлечённо исследующим тему </text:span><text:span text:style-name="T12">садо-мазо</text:span>.</text:p>
      <text:p text:style-name="P33">Всё, свободен. Хотя <text:s/><text:span text:style-name="T1">воскресенье</text:span> уже испорчен<text:span text:style-name="T1">о</text:span>.</text:p>
      <text:p text:style-name="P33"/>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text:span text:style-name="T96">Я забыл дышать от восторга и удивления. </text:span></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text:span text:style-name="T96">бомжа</text:span>,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5">100. </text:span>И жизнь <text:span text:style-name="T96">вертится</text:span> <text:span text:style-name="T96">каруселью</text:span>,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text:span><text:span text:style-name="T13">псевдо</text:span><text:span text:style-name="T1">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text:span text:style-name="T96">дадут тебе пиздюлей</text:span>.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text:span text:style-name="T96">очень </text:span>важное, <text:span text:style-name="T96">вспомнить что-то </text:span>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9">34-хэтажного</text:span> корпуса <text:span text:style-name="T29">Bionic-Hill’а</text:span>. <text:span text:style-name="T1">Разноцветн</text:span><text:span text:style-name="T14">ые</text:span><text:span text:style-name="T1"> искр</text:span><text:span text:style-name="T14">ы</text:span><text:span text:style-name="T1"> снежинок в мягком свете фонаря</text:span> создавал<text:span text:style-name="T14">и</text:span> сказочный <text:span text:style-name="T1">оазис</text:span> <text:span text:style-name="T3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text:span><text:span text:style-name="T14">удавалось</text:span><text:span text:style-name="T1">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3">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40">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pan text:style-name="T97">лет</text:span> <text:soft-page-break/>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5"> </text:span><text:span text:style-name="T36">Юджина</text:span><text:span text:style-name="T1">,</text:span> <text:span text:style-name="T24">месяц</text:span> назад прыгнувшего с крыши <text:span text:style-name="T1">своей</text:span> <text:span text:style-name="T1">высотки</text:span>.</text:p>
      <text:p text:style-name="P22">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9">Тридцать четвёртый</text:span>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75">Pet Shop Boys “So Hard” <text:span text:style-name="T29">УЛУЧШИТЬ ГЛАВУ! СКУЧНО!!!</text:span></text:p>
      <text:p text:style-name="P1"><text:span text:style-name="T40">Сознание рестартовало после того, как я гребанулся </text:span><text:span text:style-name="T56">затылком и плечами об каменный пол. О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5">–</text:span> Она очнулась.</text:p>
      <text:p text:style-name="P1"><text:soft-page-break/>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да и не должно быть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6">…</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5">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5">верх</text:span>…</text:p>
      <text:p text:style-name="P3">– Сестра, ты идёшь? – заглянула в зал Луна.</text:p>
      <text:p text:style-name="P3">Тут м<text:span text:style-name="T15">еня, </text:span>наконец,<text:span text:style-name="T15"> стошнило. Буквально вывернуло наизнанку: из носа текло, в глазах стояли слёзы.</text:span></text:p>
      <text:p text:style-name="P3">Тёмная аликорница брезгливо поджала губы. <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text:soft-page-break/>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9">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text:soft-page-break/>–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3">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text:soft-page-break/>–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text:soft-page-break/>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5">,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3"><text:soft-page-break/><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5">–</text:span> <text:span text:style-name="T29">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5">–</text:span> ТЫ!!! ТЫ!..</text:p>
      <text:p text:style-name="P3"><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text:span text:style-name="T29">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5">3. </text:span>Кантерлот</text:h>
      <text:p text:style-name="P76">(Dire Straits “Coyote”)</text:p>
      <text:p text:style-name="P76">&lt;Эркеры и ризалиты&gt;</text:p>
      <text:p text:style-name="P22">Глава IV. Пределы магии</text:p>
      <text:p text:style-name="P19"/>
      <text:p text:style-name="P22">Вашему покорному слуге известны четыре предела магии: </text:p>
      <text:list xml:id="list6455004740699722367" text:style-name="L1">
        <text:list-item>
          <text:p text:style-name="P13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text:soft-page-break/>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Дискорд исчез. Последний раз драконикуса видели, когда он на своей <text:span text:style-name="T1">золотой барже</text:span> удалялся в сторону Жеребячьих<text:span text:style-name="T29">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oft-page-break/><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73"><text:span text:style-name="T15">Как раз на спуске в нижний </text:span><text:span text:style-name="T1">город, на мосту</text:span><text:span text:style-name="T15">, 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text:soft-page-break/>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Библиотека</text:h>
      <text:p text:style-name="P18">&lt;<text:span text:style-name="T5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15">За прошедшие дни я уже привык и к магии, и к разумным эквиноподобным и даже </text:span><text:span text:style-name="T1">ко сну вдоволь</text:span><text:span text:style-name="T15">.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16">–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47">Селестия нахмурилась и угрожающе подняла крылья.</text:p>
      <text:p text:style-name="P47"><text:span text:style-name="T15">– </text:span>Не забывай, человек, я — могущественный маг и правитель Эквестрии. Ко мне нужно относиться с должным уважением!</text:p>
      <text:p text:style-name="P47"><text:span text:style-name="T15">– </text:span>А то что? Превратишь в жабу? Сошлёшь на Луну? Убьёшь нахер?</text:p>
      <text:p text:style-name="P47">Аликорница сникла. Уши её опустились.</text:p>
      <text:p text:style-name="P47"><text:span text:style-name="T15">– </text:span>Макс, не надо... Ты же знаешь, я этого не сделаю.</text:p>
      <text:p text:style-name="P47"><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7"><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47"><text:span text:style-name="T15">Аликорница уселась н</text:span>а пол <text:span text:style-name="T15">и прижала копыто к груди.</text:span></text:p>
      <text:p text:style-name="P37">– Да будет так! Сим заявляю, что отныне и впредь буду общаться с тобой на равных, человек Мак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7"><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oft-page-break/><text:span text:style-name="T15">– </text:span>Вот, читай отсюда. <text:span text:style-name="T15">–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text:soft-page-break/>–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4">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text:soft-page-break/>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oft-page-break/><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7">– Это очень прост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text:p>
      <text:p text:style-name="P47"/>
      <text:p text:style-name="P47">– Анон…</text:p>
      <text:p text:style-name="P47">С лёгким вздохом аликорница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чувство,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text:soft-page-break/>Вполне вероятно, тогда ты сможешь понять суть заклинания «Последнего Шанса» и разобраться с угрозой!</text:p>
      <text:p text:style-name="P47">Я вздохнул.</text:p>
      <text:p text:style-name="P47">– Ну хорошо, хорошо, не волнуйся. Я готов. Можно только 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Аликорница воззрилась на меня с нечитаемым выражением на морде.</text:p>
      <text:p text:style-name="P47">– Я слишком многого прошу? – вздохнул я. – Ладно, не важно…</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забей…</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еперь позволь мне начать заклинание.</text:p>
      <text:p text:style-name="P47">Аликорница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Я откры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7">– Я старалась провести всё как можно быстрее. С тобой всё в порядке? – в голосе Селестии появились нотки паники.</text:p>
      <text:p text:style-name="P47">Я успокаивающе похлопал аликорницу по шее не глядя.</text:p>
      <text:p text:style-name="P47">–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7">Аликорница слабо улыбнулась.</text:p>
      <text:p text:style-name="P47"><text:soft-page-break/>– Не будем медлить, Анонимус.</text:p>
      <text:p text:style-name="P47">Я вновь растворился в сине-зелёной гриве.</text:p>
      <text:p text:style-name="P47">…</text:p>
      <text:p text:style-name="P47">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0">Тумбочка.</text:span> Листок… <text:span text:style-name="T90">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1">Всё пошло не так. Не могу уловить точку концентрации. Сила приложена к чему-то большему, чем лист бумаги. К чему-то неизмеримо большему. </text:span><text:span text:style-name="T9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1">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5"> </text:span>Л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Я бросил взгляд на тумбочку. Нет, стакан пуст.</text:p>
      <text:p text:style-name="P71">Ох, нет! Нет-нет-нет!!!</text:p>
      <text:p text:style-name="P71">Мой взгляд был прикован к дверце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text:soft-page-break/>Тёмная аликорница перевела взгляд на Селестию, всё так же лежащую на постели разметав крылья.</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7">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7">Через мгновение палата заполнилась оханьем, аханьем и звоном склянок с микстурами. Я оказался в окружении злобных 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text:span text:style-name="T15">6. </text:span>Индиго</text:h>
      <text:p text:style-name="P37"/>
      <text:p text:style-name="P37">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text:soft-page-break/>Я остался сидеть в полнейшем замешательстве. </text:p>
      <text:p text:style-name="P47"/>
      <text:p text:style-name="P48">***</text:p>
      <text:p text:style-name="P47">&lt;<text:span text:style-name="T59">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9">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text:soft-page-break/>–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text:soft-page-break/>–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9">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Цвет твоей кожи сейчас не сильно отличается от цвета моей шерсти — настолько ты бледный. Как ты себя чувствуешь?</text:p>
      <text:p text:style-name="P47">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text:soft-page-break/>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5">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как <text:span text:style-name="T29">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 могла она видеть мою попытку,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7">–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7">Аликорны повернулись ко мне. Мне стало дико неуютно.</text:p>
      <text:p text:style-name="P47">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7">Я сдался.</text:p>
      <text:p text:style-name="P47">– Готов ли ты проследовать с Нами, Анонимус, и обучиться древнему искусству сновидений?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text:soft-page-break/>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ём сне? Наверное, это ты спишь в той пещере? Ну, знаешь, под заброшенными шахтами с вагонетками? Я, кажись, в неё влетел.</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7">– Что за «Чёрный Экран»? – продолжил интересо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text:soft-page-break/>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скалы, раскинулся Кантерлот…</text:p>
      <text:p text:style-name="P47">– <text:span text:style-name="T3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3">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7">Я закрыл лицо руками и<text:span text:style-name="T74">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смущённо отвернулась, прижав уши к голове.</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8">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text:p>
      <text:p text:style-name="P47"><text:soft-page-break/>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8"/>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text:soft-page-break/>Наконец, всё сливается в непрерывную карусель времён года — и нет этому конца и края. От этого в конце концов, можно сойти с ума!</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машинально ковыряя копытом ямку под валуном.</text:p>
      <text:p text:style-name="P47">–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text:soft-page-break/>–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text:soft-page-break/>–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
      <text:h text:style-name="P142" text:outline-level="2">8. Стыд</text:h>
      <text:p text:style-name="P47">&lt;<text:span text:style-name="T87">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text:soft-page-break/>–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23">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60">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9">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5">9</text:span>. Нелетающие пегасы</text:h>
      <text:p text:style-name="P50">&lt;<text:span text:style-name="T29">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oft-page-break/><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5">— умение делегировать полномочия. Вечером того же дня я села за письменный стол.</text:span></text:p>
      <text:p text:style-name="P37">“<text:span text:style-name="T2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5">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5">—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5">10</text:span>. (40*<text:span text:style-name="T15">ctg(Pi/4)-6)/(ln(e)-sin(0))</text:span></text:h>
      <text:p text:style-name="P78">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9"> </text:span>(быть может, к счастью). Всё, что я могу <text:span text:style-name="T15">— оставить тебе напутствие.</text:span></text:p>
      <text:p text:style-name="P57"><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57">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7">—</text:span> сказочная страна, пони <text:span text:style-name="T17">— </text:span><text:span text:style-name="T15">прекрасные создания, порядки тут з</text:span>амечательные<text:span text:style-name="T15">! Чисто, культурно, вежливо. Дворецкий </text:span><text:span text:style-name="T17">—</text:span><text:span text:style-name="T15"> скопидом, конечно, но то работа у него такая. </text:span>Блин, м<text:span text:style-name="T15">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oft-page-break/><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2"> </text:span><text:span text:style-name="T46">—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text:span text:style-name="T94">и Луны</text:span> <text:span text:style-name="T15">— </text:span><text:span text:style-name="T22">их</text:span><text:span text:style-name="T15"> орбит</text:span><text:span text:style-name="T22">ы</text:span><text:span text:style-name="T15"> стал</text:span><text:span text:style-name="T22">и</text:span><text:span text:style-name="T15"> нестабильн</text:span><text:span text:style-name="T22">ыми</text:span><text:span text:style-name="T15">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5">.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5">—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text:span text:style-name="T94">их </text:span>орбит<text:span text:style-name="T94">ы </text:span>стабилизиру<text:span text:style-name="T94">ю</text:span>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 От которой они первые </text:span>и сбежали<text:span text:style-name="T15">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5">—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5">–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5">–</text:span> А водку у вас принято пить?</text:p>
      <text:p text:style-name="P35"><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7"><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5">– Это ты называешь “дружбой”? – с </text:span>улыбкой хмыкнул<text:span text:style-name="T15"> я. – </text:span>Мне нравится твоё чувство юмора.</text:p>
      <text:p text:style-name="P47">Аликорница нахмурилась.</text:p>
      <text:p text:style-name="P47"><text:span text:style-name="T15">–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6">– </text:span><text:span text:style-name="T51">А из Пинто Крика уже месяц нет новостей...</text:span></text:p>
      <text:p text:style-name="P3"><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51">– </text:span>“<text:span text:style-name="T1">Что я могу сделать, чтобы вернуть всё назад?</text:span>”</text:p>
      <text:p text:style-name="P15"><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1">– </text:span><text:span text:style-name="T37">Что бы это значило, Флер?</text:span></text:p>
      <text:p text:style-name="P15"><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37">– Ну ок. Тогда она обрадуется следующей новости: я ухожу.</text:p>
      <text:p text:style-name="P37"><text:soft-page-break/>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7">&lt;</text:span><text:span text:style-name="T67">Mark Knopfler - </text:span><text:span text:style-name="T66">Hill Farmer's Blues</text:span><text:span text:style-name="T47">&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5">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4">мино</text:span>тавра?</text:p>
      <text:p text:style-name="P57">– <text:s/>Тебя забрать я ему не дам. А в дядю не тыкай копытом, это невежливо! Спи уже, моя маленькая!</text:p>
      <text:p text:style-name="P57"><text:soft-page-break/>–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text:soft-page-break/>–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text:soft-page-break/></text:p>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35">“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8">«...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а что, если…</text:span></text:p>
      <text:p text:style-name="P47"><text:span text:style-name="T15">– Вот ещё! </text:span>– возмутился дракончик. – Никогда на такое не соглашусь!</text:p>
      <text:p text:style-name="P47"><text:soft-page-break/>–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9">—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5">— максимум двух пони, </text:span>после чего мне придётся восстанавливаться около месяца<text:span text:style-name="T15">.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6">&lt;Seal — Amazing <text:span text:style-name="T1">(T</text:span><text:span text:style-name="T15">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8">—</text:span><text:span text:style-name="T19"> </text:span><text:span text:style-name="T6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8">d.notive — Talking Flight</text:span>&gt;</text:p>
      <text:p text:style-name="P57">Дата: 12.04.1003 А.С.</text:p>
      <text:p text:style-name="P57">Эксперимент: заклинание Воплощения Индрэ</text:p>
      <text:p text:style-name="P57">Испытуемая: Рэрити</text:p>
      <text:p text:style-name="P57"><text:soft-page-break/>Синопсис: запись сна со слов испытуемой</text:p>
      <text:p text:style-name="P57">Замечания: замечаний нет</text:p>
      <text:p text:style-name="P57"/>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50">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text:soft-page-break/>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2">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9">&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text:soft-page-break/>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text:soft-page-break/></text:p>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text:soft-page-break/>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6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text:soft-page-break/>– Да ладно, Анон, чего уж там. – засмущалась пегаска. – Друзья иначе и не поступают. <text:span text:style-name="T69">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5">Солнечный лучик настойчиво пробивался сквозь плотно сомкнутые веки. Ветерок через открытое окно </text:span><text:span text:style-name="T1">щекотал уши и шуршал</text:span><text:span text:style-name="T15"> </text:span><text:span text:style-name="T1">занавесками</text:span><text:span text:style-name="T15">. Я раскрыл глаза, в который раз наслаждаясь ясной головой и абсолютной выспанностью </text:span><text:span text:style-name="T46">—</text:span><text:span text:style-name="T15"> роскошью, недоступной мне </text:span><text:span text:style-name="T1">годами</text:span><text:span text:style-name="T1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5">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text:soft-page-break/></text:p>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5">— то ли я был глух к магии, то ли она ко мне, но с в</text:span>олшебством<text:span text:style-name="T15">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5">—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5"> </text:span>Ай!</text:p>
      <text:p text:style-name="P1">Твайлайт, погружённая в свои мысли, не заметила вылезшего из своей корзинки зевающего Спайка.</text:p>
      <text:p text:style-name="P1"><text:span text:style-name="T15">–</text:span> Элементы-шмелементы, <text:span text:style-name="T15">–</text:span> проворчал Спайк, выкарабкиваясь из-под Твайлайт, <text:span text:style-name="T15">–</text:span> доброе утро, Макс.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1"><text:soft-page-break/><text:span text:style-name="T15">– </text:span>Ты?!</text:p>
      <text:p text:style-name="P91"><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5">– М</text:span>ожет тогда, ты скажешь, что в нём пошло не так и почему к вам попал я, а не сверхаликорн?</text:p>
      <text:p text:style-name="P91"><text:span text:style-name="T15">– </text:span>Не скажу. Заклинания Стар Свирла Бородатого обычно если срабатывают, то без ошибок.</text:p>
      <text:p text:style-name="P47"><text:span text:style-name="T15">– Если </text:span>только <text:span text:style-name="T15">их правильно вызывают. – </text:span>пробурчал Спайк, возвращаясь в корзинку.</text:p>
      <text:p text:style-name="P35"><text:span text:style-name="T15">–</text:span> <text:span text:style-name="T1">Эмм. </text:span>Что он имел ввиду?</text:p>
      <text:p text:style-name="P35"><text:span text:style-name="T15">–</text:span> Ну, <text:span text:style-name="T15">–</text:span> Твайлайт смутилась, <text:span text:style-name="T15">–</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5">–</text:span> <text:span text:style-name="T1">е</text:span>динорожка опустила голову.</text:p>
      <text:p text:style-name="P35"><text:span text:style-name="T15">– </text:span><text:span text:style-name="T1">Да, завершилось всё препаршиво. Принцесса Луна сказала, лучше бы её обратно на Луну закинули.</text:span></text:p>
      <text:p text:style-name="P35"><text:span text:style-name="T15">–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5">– </text:span><text:span text:style-name="T1">Хм. Нет.</text:span></text:p>
      <text:p text:style-name="P35"><text:span text:style-name="T15">– </text:span><text:span text:style-name="T1">А друзья?</text:span></text:p>
      <text:p text:style-name="P35"><text:span text:style-name="T15">– </text:span><text:span text:style-name="T1">У меня был друг. Погиб два месяца назад.</text:span></text:p>
      <text:p text:style-name="P1"><text:span text:style-name="T15">–</text:span> О, мои соболезнования! Друзей терять <text:span text:style-name="T1">тоже</text:span> тяжко.</text:p>
      <text:p text:style-name="P1"><text:span text:style-name="T15">–</text:span> Всё в порядке, Твайлайт.<text:span text:style-name="T1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5">–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5">– </text:span><text:span text:style-name="T1">Ерунда! Там стоит запрет только для пони. На приматах Луна экспериментировать не запрещала</text:span><text:span text:style-name="T3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oft-page-break/>«<text:span text:style-name="T33">Чужестранец-примат разбил сердце нашей обожаемой Селестии! Двор в отчаянии </text:span><text:span text:style-name="T18">—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5">– </text:span>Привет, Эй-Джей! У тебя проблемы?</text:p>
      <text:p text:style-name="P47"><text:span text:style-name="T15">– </text:span>Привет, сахарок. <text:span text:style-name="T15">– </text:span>озабоченно поприветствовала меня пони. <text:span text:style-name="T1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5">– </text:span>А ты, Маки, вместо того, ч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5">–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5">–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5">– Г</text:span>отово. Принимай работу, хозяйка!</text:p>
      <text:p text:style-name="P47">Эпплджек стиснула меня в сокрушающих объятиях.</text:p>
      <text:p text:style-name="P47"><text:span text:style-name="T1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5">–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5">–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47"><text:soft-page-break/>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69">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69">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5">– </text:span>Свободно? <text:span text:style-name="T15">– </text:span>спросил я у единственной пони, сидящей за столиком.</text:p>
      <text:p text:style-name="P47"><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5">– <text:s/></text:span>Пирог с грибами, яишницу и чизкейк<text:span text:style-name="T15"> – </text:span>сообщил я подошедшей официантке.</text:p>
      <text:p text:style-name="P47"><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 тому же.</text:p>
      <text:p text:style-name="P47"><text:span text:style-name="T15">–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5">– </text:span>Вы, наверное, ждёте кого-то?</text:p>
      <text:p text:style-name="P49"><text:span text:style-name="T15">– </text:span>Неа.</text:p>
      <text:p text:style-name="P49"><text:span text:style-name="T15">– </text:span>Просто обедаете?</text:p>
      <text:p text:style-name="P49"><text:span text:style-name="T15">– </text:span>Неа.</text:p>
      <text:p text:style-name="P49"><text:span text:style-name="T15">– </text:span>Просто сидите и мрачно смотрите на меня?</text:p>
      <text:p text:style-name="P49"><text:span text:style-name="T15">– </text:span>Неа.</text:p>
      <text:p text:style-name="P49">Хм, а эта пони не из разговорчивых. Ну ладно.</text:p>
      <text:p text:style-name="P49"><text:span text:style-name="T15">– </text:span>А что же вы делаете?</text:p>
      <text:p text:style-name="P49"><text:span text:style-name="T15">– </text:span>Веселюсь. <text:span text:style-name="T15">– </text:span>мрачно заявила пони.</text:p>
      <text:p text:style-name="P49"><text:span text:style-name="T15">–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5">–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5">– </text:span>Мы с вами раньше встречались?</text:p>
      <text:p text:style-name="P49"><text:span text:style-name="T15">– </text:span>Неа! <text:span text:style-name="T15">– </text:span>пони улыбалась уже широкой улыбкой от уха и до уха. <text:span text:style-name="T15">– </text:span>&lt;<text:span text:style-name="T29">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text:soft-page-break/>Это моя пинки-чуйка! Она вернулась!! И поэтому я знаю, что тебя зовут Макс, и ты программист, и тебе <text:span text:style-name="T2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5">– </text:span>Оставь, Салвер.<text:span text:style-name="T15"> </text:span>Ему за счёт заведения.</text:p>
      <text:p text:style-name="P47"><text:span text:style-name="T15">– </text:span>Ясно, мисс Пинки. <text:span text:style-name="T15">– </text:span>официантка кивнула и ушла.</text:p>
      <text:p text:style-name="P47"><text:span text:style-name="T15">– Ч</text:span>его-о-о?<text:span text:style-name="T15"> </text:span>Так это твой бар?</text:p>
      <text:p text:style-name="P47"><text:span text:style-name="T15">– </text:span>Агась. <text:span text:style-name="T15">– </text:span>поняха пожала плеч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5">– </text:span>Тихо-тихо. <text:span text:style-name="T15">– </text:span>я оглянулся на посетителей. Шёпот Пинки, наверное, был слышен даже на улице. <text:span text:style-name="T15">– </text:span>Не вспоминай опять. Давай лучше выпьем на брудершафт. За знакомство.</text:p>
      <text:p text:style-name="P47"><text:span text:style-name="T15">– </text:span>Агась! <text:span text:style-name="T15">– </text:span>кивнула пони, придвигая ко мне бутылку. <text:span text:style-name="T15">–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5">– </text:span>У меня есть идея получше. <text:span text:style-name="T15">– </text:span>на свет показалась фляга Большого Макинтоша.</text:p>
      <text:p text:style-name="P47"><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5">– </text:span>Починил телегу. Только молчок про самогон, раз уж ты в курсе. <text:span text:style-name="T15">– </text:span>я разлил сидр по чашкам.</text:p>
      <text:p text:style-name="P47"><text:span text:style-name="T15">– </text:span>Да ты что?! Чтоб я вы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5">–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5">– У </text:span>тебя такая смешная мордочка! <text:span text:style-name="T15">– </text:span>захихикали Пинки, покачиваясь. <text:span text:style-name="T15">– </text:span>Как будто ты <text:span text:style-name="T69">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5">– </text:span>Эммм... Скажи-ка мне, мой друг П-п-пинки... Легенда про фаэри <text:span text:style-name="T19">— </text:span><text:span text:style-name="T69">эт правда?</text:span></text:p>
      <text:p text:style-name="P47"><text:span text:style-name="T19">– </text:span><text:span text:style-name="T69">Какая из? Их много, вообще-то. Ик!</text:span></text:p>
      <text:p text:style-name="P47"><text:span text:style-name="T19">– </text:span><text:span text:style-name="T69">Про принцесс. Про то, что они фаэри, спустившиеся с неба во плоти, чтоб помогать пони управлять Эквестрией?</text:span></text:p>
      <text:p text:style-name="P47"><text:soft-page-break/><text:span text:style-name="T19">– </text:span><text:span text:style-name="T69">Макс, </text:span><text:span text:style-name="T19">– </text:span><text:span text:style-name="T69">захихикала Пинки, взъерошив копытами розовые кудряшки и попытавшись соорудить из них бороду, </text:span><text:span text:style-name="T19">–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9">–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9">– </text:span><text:span text:style-name="T69">Ты что-о-о! Нельзя любить фаэри! Она похитит твоё сердце, и ты будешь искать её, пока не... </text:span><text:span text:style-name="T19">– </text:span><text:span text:style-name="T69">Пинки погрузилась в так и не съеденный салат «по-Кантерлотски» и захрапела.</text:span></text:p>
      <text:p text:style-name="P47"><text:span text:style-name="T19">– </text:span><text:span text:style-name="T69">Пока не умру?</text:span></text:p>
      <text:p text:style-name="P47"><text:span text:style-name="T19">– </text:span><text:span text:style-name="T69">Нет, глупенький, </text:span><text:span text:style-name="T19">– </text:span><text:span text:style-name="T69">пробулькала Пинки из миски. </text:span><text:span text:style-name="T19">– </text:span><text:span text:style-name="T69">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5">– </text:span>Судя по тому, как ты стремительно сбежал от меня не попрощавшись, у тебя проблемы. <text:span text:style-name="T15">– </text:span>заметила с укором кобылка.</text:p>
      <text:p text:style-name="P50"><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0"><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0"><text:span text:style-name="T15">–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5">– </text:span>Сто-о-ой! <text:span text:style-name="T15">– </text:span>заорал я. <text:span text:style-name="T15">– </text:span>Выпрыгивай из бочки!!!</text:p>
      <text:p text:style-name="P50">Кобылка-пилот улыбнулась и постукала копытцем по шлему, показывая, что не слышит меня.</text:p>
      <text:p text:style-name="P50"><text:span text:style-name="T15">– </text:span>Выпрыгива-а-а... <text:span text:style-name="T15">–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5">– </text:span>Эм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5">– </text:span>Смотри, вот те и ответ на вопрос, куда деваются пони!</text:p>
      <text:p text:style-name="P50"><text:span text:style-name="T15">– </text:span>Где? <text:span text:style-name="T15">– </text:span>единорожка начала оглядываться.</text:p>
      <text:p text:style-name="P50"><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0"><text:span text:style-name="T15">– </text:span>И что? Я всё равно не пойму, куда пони деваются? И куда пропала Скуталу?</text:p>
      <text:p text:style-name="P50"><text:span text:style-name="T15">– Я </text:span>их ем. <text:span text:style-name="T15">– </text:span>зверски ухмыльнувшись, сообщил я поняшам. <text:span text:style-name="T15">–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5">— </text:span>забавного, не вполне нормального единорога, считающего себя то человеком, то аликорном.<text:span text:style-name="T15">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5">— </text:span>ключ к разгадке тайны исчезновения пони.</text:p>
      <text:p text:style-name="P59"><text:span text:style-name="T1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оявились и в реальном мире.</text:p>
      <text:p text:style-name="P59"><text:soft-page-break/>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5">P.S. Н</text:span>е гневите мироздание воровством! <text:span text:style-name="T33">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5">— </text:span>если ты уже не сердишься на меня <text:span text:style-name="T15">—</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1">ZZ Top – Gimme all your lovin</text:p>
      <text:p text:style-name="P81">Mothley Crue – Kick Start My Heart</text:p>
      <text:p text:style-name="P50"><text:span text:style-name="T15">– </text:span>Попробуй ещё раз. Может, сбой соединения.</text:p>
      <text:p text:style-name="P50"><text:soft-page-break/>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5">–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ли нарисовать солнцем «<text:span text:style-name="T15">х#й</text:span>» на небе, чем заставить пони-чинушу поступиться хотя бы запятой в должностных инструкциях.</text:p>
      <text:p text:style-name="P50"><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0"><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5">– </text:span>Это неправильно! <text:span text:style-name="T15">– </text:span>заявила Рэйнбоу Дэш, отвернувшись от окна.</text:p>
      <text:p text:style-name="P50"><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0"><text:span text:style-name="T15">– </text:span>Да я не про то! <text:span text:style-name="T15">– </text:span>отмахнулась пегаска. <text:span text:style-name="T15">– </text:span>Посмотри на поле.</text:p>
      <text:p text:style-name="P50"><text:span text:style-name="T15">– </text:span>И что? Поле как поле.</text:p>
      <text:p text:style-name="P50"><text:span text:style-name="T15">– </text:span>Оно не убрано. <text:span text:style-name="T15">– </text:span>мрачно ответила пегаска. <text:span text:style-name="T15">–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5">– </text:span>У самого посёлка поля убраны. Наверняка дойдёт дело и до остальных.</text:p>
      <text:p text:style-name="P50"><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5">– </text:span>Спасибо, но от пинкиных плюшек у меня фланки округляются.</text:p>
      <text:p text:style-name="P50"><text:span text:style-name="T15">– </text:span>Да ладно тебе, Дэш! От одной не округлятся.</text:p>
      <text:p text:style-name="P50"><text:span text:style-name="T15">– </text:span>От одной —<text:span text:style-name="T15"> </text:span>нет. Но я ж на одной не остановлюсь. <text:span text:style-name="T15">– </text:span>Пегаска взяла карту и нахмурилась. <text:span text:style-name="T15">–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5"> </text:span>Как будто…</text:p>
      <text:p text:style-name="P50"><text:span text:style-name="T15">– О</text:span>но и понятно, что поля не убраны. Откуда ж им быть убранными, когда на двух работающих пони целая толпа бездельников!</text:p>
      <text:p text:style-name="P50"><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5">–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5">–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5">– </text:span>Леди и джентльпони! Просьба не паниковать! Поезд дальше не идёт: впереди провал! <text:span text:style-name="T15">– </text:span>крикнул проводник.</text:p>
      <text:p text:style-name="P50"><text:span text:style-name="T15">– </text:span>Какой ещё, в дышло, провал? Я проезжал тут два дня назад!</text:p>
      <text:p text:style-name="P50"><text:span text:style-name="T15">– </text:span>Безобразие! Верните мне деньги за билет!</text:p>
      <text:p text:style-name="P50"><text:span text:style-name="T15">– </text:span>Как вы смеете! Я опоздаю в порт! <text:s/><text:span text:style-name="T15">–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5">– </text:span>Эта дыра фиг знает на сколько длится! <text:span text:style-name="T15">– </text:span>заявила Дэш, выныривая из темноты. <text:span text:style-name="T15">–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5">– </text:span>Дэш, нам надо на ту сторону.</text:p>
      <text:p text:style-name="P50"><text:span text:style-name="T15">– </text:span>Нет проблем. Я могу тебя перенести.</text:p>
      <text:p text:style-name="P50">Я с сомнением посмотрел на пегаску. Дэш в холке была мне по пояс.</text:p>
      <text:p text:style-name="P50"><text:span text:style-name="T15">–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0">Мля.</text:p>
      <text:p text:style-name="P50"><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5">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5">– </text:span>Ты как, в порядке? Макс? <text:span text:style-name="T15">– п</text:span>егаска озабоченно потрогала меня за плечо. <text:span text:style-name="T15">–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5">– </text:span>Я чувствую, что только что упустил отличную возможность отлить на вселенную!</text:p>
      <text:p text:style-name="P50"/>
      <text:p text:style-name="P51"><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0"><text:span text:style-name="T15">– </text:span>Удостоверение личности предъявлять? <text:span text:style-name="T15">– </text:span>осведомился я.</text:p>
      <text:p text:style-name="P50"><text:span text:style-name="T15">– </text:span>Ч-ч-человеку М-м-максу? <text:span text:style-name="T15">–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0">Дэш, ни слова не говоря, прислонила ухо к двери.</text:p>
      <text:p text:style-name="P50"><text:span text:style-name="T15">– </text:span>Будешь смеяться, но именно этим он и занят. Вызывает полицию по телефону. <text:span text:style-name="T15">– </text:span>сообщила пегаска.</text:p>
      <text:p text:style-name="P50"><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5">– </text:span>Оп-па! <text:span text:style-name="T15">– </text:span>пегаска оторвала ухо от двери. <text:span text:style-name="T15">–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5">– </text:span>Сколько у нас времени?</text:p>
      <text:p text:style-name="P50">Дэш почесала в затылке.</text:p>
      <text:p text:style-name="P50"><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5">– </text:span>двадцать минут у нас есть.</text:p>
      <text:p text:style-name="P50"><text:soft-page-break/>Я с наслаждением захреначил ногой в стеклянную дверь павильона. Осколки стекла брызнули во все стороны.</text:p>
      <text:p text:style-name="P50"><text:span text:style-name="T15">–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5">– “</text:span>Портативный магоэнергетический ускоритель «<text:span text:style-name="T15">Psyntel Rari2+ DDR</text:span>»,<text:span text:style-name="T15"> </text:span>демо-прототип<text:span text:style-name="T15">” – </text:span>прочитал я на бирке. <text:span text:style-name="T15">– </text:span>Оно!</text:p>
      <text:p text:style-name="P50">Снаружи послышался вой сирены и цокот множества копыт.</text:p>
      <text:p text:style-name="P50"><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5">– </text:span>Это твои двадцать минут? <text:span text:style-name="T15">– </text:span>возмутился я. <text:span text:style-name="T15">– </text:span>Да ещё и десяти не прошло!</text:p>
      <text:p text:style-name="P50">Дэш вымучено скривилась.</text:p>
      <text:p text:style-name="P50"><text:span text:style-name="T15">– П</text:span>римат Макс, здание окружено! Мы знаем, что ты внутри! Выходи добровольно, или будешь взят силой! <text:span text:style-name="T15">– </text:span>загремел усиленный мегафоном голос.</text:p>
      <text:p text:style-name="P50">Я разбил топором стеклянные дверцы прибора и вытащил рубины.</text:p>
      <text:p text:style-name="P50"><text:span text:style-name="T15">–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5">– </text:span>Ну уж фигушки. Я тебя тут не оставлю.</text:p>
      <text:p text:style-name="P50"><text:span text:style-name="T15">– </text:span>Дэш! <text:span text:style-name="T15">– </text:span>взмолился я. <text:span text:style-name="T15">–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5">– Н</text:span>е тупи! <text:span text:style-name="T15">– </text:span>упрямо мотнула головой пегаска. <text:span text:style-name="T15">–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5">– </text:span>Быстро за мной! <text:span text:style-name="T15">–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oft-page-break/><text:span text:style-name="T15">– Ю-</text:span>хууу<text:span text:style-name="T15">!!!</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5">–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5">– </text:span>Макс, подвинься!</text:p>
      <text:p text:style-name="P50">Пегаска оттеснила меня крупом и повернулась к двери задом.</text:p>
      <text:p text:style-name="P50"><text:span text:style-name="T15">–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5">– </text:span>Ты чего на меня так уставился? <text:span text:style-name="T15">– </text:span>подозрительно спросила пегаска.</text:p>
      <text:p text:style-name="P50"><text:span text:style-name="T15">– </text:span>Да так… Не ожидал, что ты такая…</text:p>
      <text:p text:style-name="P50"><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5">–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5">– </text:span>Ты! Не! По! Нял! Те! Бе! Не! Льзя! Тут! Ос! Та! ВАТЬСЯ!!! <text:span text:style-name="T15">–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5">– </text:span>Ты чего делаешь??! Пипец, мы же упадём! Ты ж не удержишь!..</text:p>
      <text:p text:style-name="P50"><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5">–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5">–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5">–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5">– </text:span>А это у нас кто? Гмм. Пегаска. Вот так раз! Рэйнбоу Дэш! Какими судьбами?</text:p>
      <text:p text:style-name="P50"><text:span text:style-name="T15">– </text:span>ТРИКСИ! <text:span text:style-name="T15">– <text:s/></text:span>фейсхуфнула Дэш. <text:span text:style-name="T15">– </text:span>Во имя Селестии, ЧТО ты тут делаешь?!!</text:p>
      <text:p text:style-name="P50"><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5">–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0"><text:span text:style-name="T15">– </text:span>Трикси! Не смей! У нас мегаважное задание! Нам нужно вернуться Понивилль во что бы то ни стало! <text:span text:style-name="T15">– </text:span>пегаска извивалась изо всех сил, пытаясь выбраться из магического захвата.</text:p>
      <text:p text:style-name="P50"><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5">– </text:span>Ей ведь нельзя рассказывать, да?</text:p>
      <text:p text:style-name="P50"><text:span text:style-name="T15">– </text:span>Нельзя. <text:span text:style-name="T15">– </text:span>подтвердил я. <text:span text:style-name="T15">– </text:span>Селестия запретила. Может возникнуть паника и всё такое.</text:p>
      <text:p text:style-name="P50"><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5">–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5">– </text:span>ОГО!</text:p>
      <text:p text:style-name="P50">Единорожка аж уселась на крыльцо от удивления.</text:p>
      <text:p text:style-name="P50"><text:span text:style-name="T15">–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5">– </text:span>Мы приняли решение не выдавать вас полиции в обмен на то, что вы расскажете нам о вашей секретной миссии!</text:p>
      <text:p text:style-name="P50"><text:span text:style-name="T15">– </text:span>Не пойдёт! <text:span text:style-name="T15">– </text:span>заявил я. <text:span text:style-name="T15">– </text:span>Я уже сказал, что это тайна. Мне добавить нечего.</text:p>
      <text:p text:style-name="P50"><text:span text:style-name="T15">– </text:span>Да неужели? <text:span text:style-name="T15">– </text:span>захлопала ресницами Трикси. <text:span text:style-name="T15">–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нам, куда исчезла принцесса Селестия!</text:p>
      <text:p text:style-name="P50"><text:span text:style-name="T15">– </text:span>Так вот почему я не могу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5">–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3">Исчезновение дневной главы диархии: Эквестрия в панике!</text:span>» (статья двухдневной давности).</text:p>
      <text:p text:style-name="P50">«<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oft-page-break/>«<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0">«<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40"><text:span text:style-name="T1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5">– </text:span>Прикинь, а? <text:span text:style-name="T15">– </text:span>участливо ткнулась в меня носом Дэш. <text:span text:style-name="T15">– </text:span>Над моими приколами тоже одна я смеюсь. У<text:span text:style-name="T15">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5">–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text:soft-page-break/>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7">—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5">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0">&lt;<text:span text:style-name="T72">David Bowie - Lets Dance/ Ashes To Ashes</text:span></text:p>
      <text:p text:style-name="P40"><text:span text:style-name="T72">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text:soft-page-break/>–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3">Добро пожаловать в Груммингтон! Вам здесь рады!</text:span></text:p>
      <text:p text:style-name="P50"><text:span text:style-name="T33">Население города </text:span><text:span text:style-name="T73">302 пони</text:span><text:span text:style-name="T33">.</text:span></text:p>
      <text:p text:style-name="P50"><text:span text:style-name="T73">250 пони</text:span><text:span text:style-name="T33">.</text:span></text:p>
      <text:p text:style-name="P50"><text:span text:style-name="T73">125 поней</text:span><text:span text:style-name="T33">.</text:span></text:p>
      <text:p text:style-name="P50"><text:span text:style-name="T3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7">Дружба </text:span><text:span text:style-name="T42">—</text:span><text:span text:style-name="T27"> </text:span><text:span text:style-name="T3">э</text:span><text:span text:style-name="T27">то, </text:span><text:span text:style-name="T75">так её </text:span><text:span text:style-name="T3">разэтак</text:span><text:span text:style-name="T75">,</text:span><text:span text:style-name="T27"> магия!</text:span><text:span text:style-name="T62">»</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text:soft-page-break/>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text:soft-page-break/>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text:soft-page-break/>–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3">37 пни</text:span></text:p>
      <text:p text:style-name="P68">24пн</text:p>
      <text:p text:style-name="P68">15</text:p>
      <text:p text:style-name="P50"><text:span text:style-name="T3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3">Добро пожаловать в Груммингтон! Вам здесь рады!</text:span></text:p>
      <text:p text:style-name="P50"><text:span text:style-name="T33">Население города </text:span><text:span text:style-name="T73">302 пони</text:span><text:span text:style-name="T33">.</text:span></text:p>
      <text:p text:style-name="P50"><text:span text:style-name="T73">250 пони</text:span><text:span text:style-name="T33">.</text:span></text:p>
      <text:p text:style-name="P50"><text:span text:style-name="T73">125 поней</text:span><text:span text:style-name="T33">.</text:span></text:p>
      <text:p text:style-name="P50"><text:span text:style-name="T3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5">&lt;</text:span><text:span text:style-name="T61">Metallica-Enter Sandman</text:span><text:span text:style-name="T15">&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60">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text:span><text:soft-page-break/><text:span text:style-name="T33">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text:soft-page-break/>–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9">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soft-page-break/>…</text:p>
      <text:p text:style-name="P50"/>
      <text:p text:style-name="P60">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text:soft-page-break/>–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5">–</text:span> А какой у тебя там был образ жизни?</text:p>
      <text:p text:style-name="P50"><text:span text:style-name="T15">–</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5">–</text:span> Дискордовы яйца! Ты сидел в тюрьме? За что тебя посадили?</text:p>
      <text:p text:style-name="P50"><text:span text:style-name="T15">–</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oft-page-break/><text:span text:style-name="T15">–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4">пишешь</text:span><text:span text:style-name="T54">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5">сделать крюк</text:span> в сто миль?! Да это ж ещё неделю ходьбы! У нас картошки осталось на день, твоими стараниями<text:span text:style-name="T15">!</text:span></text:p>
      <text:p text:style-name="P52">Пегаска <text:span text:style-name="T15">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6">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4">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5">—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5">– </text:span>Выф-выф-вуф! <text:span text:style-name="T15">– </text:span>возразил я.</text:p>
      <text:p text:style-name="P52">Отпихнув от лица живот пегаски и выплюнув шерсть, я продолжил.</text:p>
      <text:p text:style-name="P52"><text:span text:style-name="T1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5">– </text:span>Бе-бе-бе! <text:span text:style-name="T15">– </text:span>устало передразнила меня Дэш. <text:span text:style-name="T15">– </text:span><text:span text:style-name="T29">Макс! Я </text:span><text:span text:style-name="T31">— </text:span><text:span text:style-name="T29">плохая пони, потому что хотела получить то, что мне не принадлежит.</text:span> Но какой же ты всё-таки глупый! Пойми, смертные <text:span text:style-name="T15">— </text:span>игрушки в копытах вечных. Люби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5">– </text:span>Дэш, я знаю. Просто не могу о ней забыть.</text:p>
      <text:p text:style-name="P52">Пегаска тяжело поднялась.</text:p>
      <text:p text:style-name="P52"><text:span text:style-name="T15">– </text:span>Везёт же некоторым. <text:span text:style-name="T15">– </text:span>пробормотала она, раскрывая крылья для просушки.</text:p>
      <text:p text:style-name="P52">…</text:p>
      <text:p text:style-name="P52"><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5">– </text:span>Это остатки былой славы. Мой институтский рекорд <text:span text:style-name="T1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5">–</text:span> <text:span text:style-name="T1">с</text:span>командовала Дэш.</text:p>
      <text:p text:style-name="P1"><text:soft-page-break/><text:span text:style-name="T15">–</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5">–</text:span> Куда это ты спрятался? <text:span text:style-name="T1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исповедаться,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 А под конец сорвать штаны и…” <text:span text:style-name="T15">–</text:span> вот я и хочу знать, что “и”?</text:p>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5">–</text:span> <text:span text:style-name="T1">Короче, Макс. Хочешь, верь, не хочешь — не верь. Нельзя сохнуть по аликорну! &lt;</text:span><text:span text:style-name="T30">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0">.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5">–</text:span> Дэш, ты..?</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5">– </text:span><text:span text:style-name="T1">Я не умею. Неумеха. </text:span><text:span text:style-name="T15">–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text:soft-page-break/>– <text:span text:style-name="T1">Дэш… Ты же понимаешь, что я не люблю тебя?</text:span></text:p>
      <text:p text:style-name="P41">–<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5">– </text:span>Хорошо, пусть это будет моей фантазией. А ты правда принимаешь меня?</text:p>
      <text:p text:style-name="P3"><text:span text:style-name="T15">– </text:span>Правда. Н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ммм…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0">Seal – Amazing (Thin White Duke remix)</text:span>&gt;</text:p>
      <text:p text:style-name="P1"><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5">–</text:span> <text:span text:style-name="T1">Да-а-а</text:span>.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text:soft-page-break/>тела и ещё примерно такой же… <text:span text:style-name="T15">–</text:span> прошептала пегаска и закрыла глаза, уткнувшись носом мне в <text:span text:style-name="T1">плечо</text:span>. Дыхание у неё стало прерывистым.</text:p>
      <text:p text:style-name="P1"><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60">Mothley Crue – Cickstart my heart</text:span>&gt;</text:p>
      <text:p text:style-name="P52">«<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5">–</text:span> Про меня таки забыли. Отлично.</text:p>
      <text:p text:style-name="P52"><text:span text:style-name="T15">–</text:span> Не уверена. <text:span text:style-name="T15">–</text:span> <text:s/>пегаска почесала затылок. <text:span text:style-name="T15">–</text:span> Там на столбах повсюду висят объявления. За твою голову предлагают пятьдесят тысяч.</text:p>
      <text:p text:style-name="P52"><text:span text:style-name="T15">–</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5">– </text:span>Твайлайт, привет! Мы вернулись! <text:span text:style-name="T15">–</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5">– К</text:span>АКОГО ХУЯ?!! Твайлайт, ёб твою понимать, ты чё творишь? <text:span text:style-name="T15">– </text:span>я вцепился в ручку двери.</text:p>
      <text:p text:style-name="P52"><text:span text:style-name="T15">– </text:span>Твайли, ты чего? <text:span text:style-name="T15">– </text:span>брыкалась Дэш. <text:span text:style-name="T15">– </text:span>Немедленно опусти меня на пол!</text:p>
      <text:p text:style-name="P52"><text:span text:style-name="T15">– </text:span>Извини, Дэши. <text:span text:style-name="T15">– </text:span>скороговоркой бормотала лавандовая единорожка, нервно хихикая. <text:span text:style-name="T15">–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text:soft-page-break/>ХРУСТЬ!</text:p>
      <text:p text:style-name="P52">Дверная ручка оторвалась с мясом и я продолжил низвержение в подвал.</text:p>
      <text:p text:style-name="P52"><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5">– </text:span>Не беспокойся, Макс-с-вероятностью-пятьдесят-процентов, больно не будет. Не должно быть, во всяком случае. <text:span text:style-name="T15">– </text:span>суетилась единорожка, закрепляя мои руки и ноги в браслетах. <text:span text:style-name="T15">–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5">–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5">– </text:span>Твайлайт, не смей! <text:span text:style-name="T15">– </text:span>хриплым от ужаса голосом прошептал я.</text:p>
      <text:p text:style-name="P52"><text:span text:style-name="T15">–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5">–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5">– О</text:span>у! <text:span text:style-name="T74">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5">– </text:span>Хрен-то тебе зачем? <text:span text:style-name="T15">– </text:span>с бессильной злостью спросил я. <text:span text:style-name="T15">– </text:span><text:span text:style-name="T74">Т</text:span>ы собираешься устроить филиал порнхаба для пони-извращенцев?</text:p>
      <text:p text:style-name="P52"><text:span text:style-name="T15">–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oft-page-break/><text:span text:style-name="T15">– </text:span>А если попроще?</text:p>
      <text:p text:style-name="P52"><text:span text:style-name="T15">– </text:span>Если ты — клон, то превратишься в исходные десять-пятнадцать килограммов песка. Как и все предыдущие.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2"><text:span text:style-name="T15">–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5">–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5">–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5">–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5">– </text:span>Никогда, слышишь, никогда больше не смей подымать меня...</text:p>
      <text:p text:style-name="P52"><text:span text:style-name="T15">– </text:span>Откуда я знала, что резонансное заклинание так среагирует на...</text:p>
      <text:p text:style-name="P52"><text:span text:style-name="T15">– М</text:span>акс? <text:span text:style-name="T15">– </text:span>пегаска заметила, что я открыл глаза. <text:span text:style-name="T15">– </text:span>Ты в порядке?</text:p>
      <text:p text:style-name="P52">Я издал нечто среднее между брачным рёвом лося и стоном умирающего слона.</text:p>
      <text:p text:style-name="P52"><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5">–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5">– Н</text:span>е умничай! Что ты имеешь ввиду под «крупной энергомагической вспышкой»? <text:span text:style-name="T15">– </text:span>почесала в затылке Эпплджек. <text:span text:style-name="T15">– </text:span>Нам хватит ведра воды, чтоб её потушить?</text:p>
      <text:p text:style-name="P52"><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5">– </text:span>Ты хорошо подумала? <text:span text:style-name="T15">– н</text:span>ахмурилась Рэйнбоу Дэш. <text:span text:style-name="T15">– </text:span>В Эквестрии десятки таких городов, как Понивилль! Мы не можем махнуть на них крылом!</text:p>
      <text:p text:style-name="P52"><text:span text:style-name="T15">– </text:span>Тебе-то на Понивилль точно махать! <text:span text:style-name="T15">– </text:span>огрызнулась фермерша. <text:span text:style-name="T15">– Т</text:span>вой дом, поди, не зацепит.</text:p>
      <text:p text:style-name="P52"><text:span text:style-name="T15">– </text:span>Что ты сказала? А ну, повтори? <text:span text:style-name="T15">– </text:span>взвилась пегаска.</text:p>
      <text:p text:style-name="P52"><text:span text:style-name="T15">– </text:span>Не ссорьтесь, девчёнки. <text:span text:style-name="T15">– </text:span>встрял я. <text:span text:style-name="T15">– </text:span>Ничем рисковать не придётся. У меня есть другой вариант.</text:p>
      <text:p text:style-name="P52"><text:span text:style-name="T15">– </text:span>Ась?</text:p>
      <text:p text:style-name="P52"><text:span text:style-name="T15">– </text:span>Что?</text:p>
      <text:p text:style-name="P52"><text:span text:style-name="T15">– </text:span>Какой? <text:span text:style-name="T15">– </text:span>разом <text:span text:style-name="T15">о</text:span>бернулась ко мне компания.</text:p>
      <text:p text:style-name="P52"><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2"><text:span text:style-name="T1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5">– Л</text:span>ягать! <text:span text:style-name="T15">– </text:span>сморщилась Эпплджек. <text:span text:style-name="T15">– </text:span>У меня после ожерелья Честности в башке гудит, как после маковского сидра!</text:p>
      <text:p text:style-name="P52"><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5">– </text:span>Рэр, иногда лучше жевать, чем говорить. Вот честно!</text:p>
      <text:p text:style-name="P52"><text:soft-page-break/><text:span text:style-name="T15">– </text:span>Как пожелаешь! Макс,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5">– </text:span>Они лежали в нагрудном кармане рубашки.</text:p>
      <text:p text:style-name="P52">Твайлайт отвлеклась от доски.</text:p>
      <text:p text:style-name="P52"><text:span text:style-name="T15">–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5">– </text:span>Вот, прибрался малёхо. Но с потолка сажу ещё не успел счистить, там стремянка нужна.</text:p>
      <text:p text:style-name="P52"><text:span text:style-name="T15">– </text:span>Спайки-Вайки, не выкидывай одежду, пожалуйста. В ней должны быть рубины.</text:p>
      <text:p text:style-name="P52"><text:span text:style-name="T15">– </text:span>Какие ещё рубины? <text:span text:style-name="T15">– </text:span>переспросил Спайк и зажевал быстрее.</text:p>
      <text:p text:style-name="P52"><text:span text:style-name="T15">–</text:span> Резонаторные! <text:span text:style-name="T15">–</text:span> холодея, ответил я. <text:span text:style-name="T15">– </text:span>В кармане рубашки должны лежать четыре кристалла.</text:p>
      <text:p text:style-name="P52"><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27"/>
      <text:p text:style-name="P52">…</text:p>
      <text:p text:style-name="P52"/>
      <text:p text:style-name="P52"><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5">– К</text:span>акой-то неправильный у Макса смех! <text:span text:style-name="T15">– </text:span>голос Пинки был еле слышен из-под наваленных на меня подушек. <text:span text:style-name="T15">–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5">– Н</text:span>он-нон? Ты сейчас правильный, или нет?</text:p>
      <text:p text:style-name="P52"><text:span text:style-name="T15">– </text:span>Макс, ты как? Тебе уже лучше? <text:span text:style-name="T15">– </text:span>в прямоугольнике появилась голова Рэйнбоу Дэш.</text:p>
      <text:p text:style-name="P52"><text:span text:style-name="T15">– </text:span>Фигурально выражаясь, ты в себе? <text:span text:style-name="T15">– </text:span>вклинилась между ними Твайлайт Спаркл.</text:p>
      <text:p text:style-name="P52"><text:span text:style-name="T15">– </text:span>Столько ругательств на одном дыхании я не слышала даже от бабули, когда она зацепилась за порог и перевернула поднос с пирогами! <text:span text:style-name="T15">–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5">– </text:span>Отпустите. Я уже правильный. <text:span text:style-name="T15">–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2"><text:span text:style-name="T15">– </text:span>Спайк!!! Немедленно... <text:s/>сбегай в лавку к Кейкам за выпечкой! Нам всем нужно успокоиться.</text:p>
      <text:p text:style-name="P52"><text:span text:style-name="T15">– </text:span>Уже бегу!</text:p>
      <text:p text:style-name="P52"/>
      <text:p text:style-name="P53">***</text:p>
      <text:p text:style-name="P52"/>
      <text:p text:style-name="P5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5">– </text:span>Ты точно знаешь, что делаешь? <text:span text:style-name="T15">– </text:span>переспросила Эпплджек. <text:span text:style-name="T15">– </text:span>Мне бы не хотелось, чтоб от Понивилля остались одни головешки.</text:p>
      <text:p text:style-name="P52"><text:span text:style-name="T15">– </text:span>Не беспокойся, всё просчитано. Я уверена, я подчёркиваю, абсолютно уверена в безопасности эксперимента!</text:p>
      <text:p text:style-name="P52"><text:span text:style-name="T15">– </text:span>Ой, чего-то мне нехорошо становится, когда ты так говоришь...</text:p>
      <text:p text:style-name="P52"><text:span text:style-name="T15">–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5">–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60">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2"><text:soft-page-break/>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5">– </text:span>А-а-а, ты всё-таки пришёл… <text:span text:style-name="T15">–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5">–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5">–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5">– </text:span>Сожалеем, что не можем убить тебя.</text:p>
      <text:p text:style-name="P52">Обернувшись я встречаюсь с рогом аликорницы, нацеленным мне в грудь.</text:p>
      <text:p text:style-name="P52"><text:span text:style-name="T15">–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5">–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5">–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5">– </text:span>Кимеринн погиб, чтобы ты жил.</text:p>
      <text:p text:style-name="P52">Шаг назад.</text:p>
      <text:p text:style-name="P52"><text:span text:style-name="T15">– </text:span>Сел осталась без магии и развоплотилась из-за тебя.</text:p>
      <text:p text:style-name="P52">Шаг назад.</text:p>
      <text:p text:style-name="P52"><text:span text:style-name="T15">– </text:span>Столько надежд впустую. И, как финальная насмешка, ты увидишь гибель всего, что Нам дорого?! Не бывать этому! ПОШЁЛ ВОН!!!</text:p>
      <text:p text:style-name="P52"><text:soft-page-break/>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5">– </text:span>Ты ведь вернёшься? Не говори им, что увидел там! <text:span text:style-name="T15">–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5">– </text:span>Как тебя зовут, малышка? Я постараюсь найти тебя. Может быть, ещё не поздно.</text:p>
      <text:p text:style-name="P52">Пегаска приветственно машет копытом.</text:p>
      <text:p text:style-name="P27"><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oft-page-break/><text:span text:style-name="T15">–</text:span> <text:span text:style-name="T1">Макс?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5">– </text:span>Ну что? Увидел что-нибудь, сахарок?</text:p>
      <text:p text:style-name="P52">Пони уставились на меня с надеждой.</text:p>
      <text:p text:style-name="P52"><text:span text:style-name="T15">– </text:span>Да.</text:p>
      <text:p text:style-name="P52">Откровение давило на психику как тонна кирпичей. Я не знал, что им сказать. Я не мог.</text:p>
      <text:p text:style-name="P52"><text:span text:style-name="T15">– П</text:span>ревосходно!</text:p>
      <text:p text:style-name="P52"><text:span text:style-name="T15">– </text:span>Это просто супер-дупер-здоровски-потрясно!</text:p>
      <text:p text:style-name="P52"><text:span text:style-name="T15">– </text:span>Йей!</text:p>
      <text:p text:style-name="P52"><text:span text:style-name="T15">– </text:span>Ю-ху!</text:p>
      <text:p text:style-name="P52"><text:span text:style-name="T15">– О</text:span>фигенно! Мы победили! Макс, ты молодец!</text:p>
      <text:p text:style-name="P52"><text:span text:style-name="T15">– </text:span>Замечательно! Секундочку, я приготовлю дневник…</text:p>
      <text:p text:style-name="P52">Восторг пони постепенно сменился ожиданием. Я молчал.</text:p>
      <text:p text:style-name="P52"><text:span text:style-name="T15">– </text:span>Э-м-м? И что же ты увидел? <text:span text:style-name="T15">– </text:span>не выдержала Твайлайт.</text:p>
      <text:p text:style-name="P52"><text:span text:style-name="T15">– </text:span>Я… не могу сказать.</text:p>
      <text:p text:style-name="P52">Ожидание сменилось недоумением. Рэйнбоу Дэш насмешливо скривила губы.</text:p>
      <text:p text:style-name="P52"><text:span text:style-name="T15">– </text:span>Да ладно! Кончай прикалываться, мы же ждём! Шутка зачлась!</text:p>
      <text:p text:style-name="P52"><text:span text:style-name="T15">– </text:span>Не могу!!!</text:p>
      <text:p text:style-name="P52"/>
      <text:p text:style-name="P52">…</text:p>
      <text:p text:style-name="P52"/>
      <text:p text:style-name="P52">Молчание прервала Эпплджек.</text:p>
      <text:p text:style-name="P52"><text:span text:style-name="T15">– </text:span>Сахарок, с тобой всё в порядке?</text:p>
      <text:p text:style-name="P52">Дэш подошла ко мне вплотную, обняла мою голову и прижалась нос к носу.</text:p>
      <text:p text:style-name="P52"><text:span text:style-name="T15">– </text:span>Макс, ты чего? <text:span text:style-name="T15">– </text:span>прошептала она. <text:span text:style-name="T15">– </text:span>Тебя во сне кто-то заколдовал? Мигни мне правым глазом, если да.</text:p>
      <text:p text:style-name="P52">Я высвободился из объятий пегаски.</text:p>
      <text:p text:style-name="P52"><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5">– </text:span>Конски яблоки! Вот это поворот! А мне так хотелось узнать, что за нечисть тут орудует!</text:p>
      <text:p text:style-name="P52"><text:soft-page-break/><text:span text:style-name="T15">–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5">–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5">– </text:span>Рэр, отвали!</text:p>
      <text:p text:style-name="P52"><text:span text:style-name="T15">– </text:span>Оу, какие страсти! Ладно-ладно, не сердись, дорогая, не мешаю!</text:p>
      <text:p text:style-name="P52"><text:span text:style-name="T15">–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5">– </text:span>Стойте!</text:p>
      <text:p text:style-name="P52">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2"><text:span text:style-name="T15">– </text:span>Ага, вот! Нашла! Макс прав! В «Заклинании Последнего Шанса» есть такое! <text:span text:style-name="T15">– </text:span>единорожка принялась зачитывать отрывок.</text:p>
      <text:p text:style-name="P52">…</text:p>
      <text:p text:style-name="P52">«<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7">и </text:span><text:span text:style-name="T17">слишком громко думать. И сообщить способ спасения — означает его разрушить.</text:span>»</text:p>
      <text:p text:style-name="P52">…</text:p>
      <text:p text:style-name="P52"><text:span text:style-name="T15">– </text:span>Ты хочешь сказать, если Макс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2">Пегаска сжала голову копытами.</text:p>
      <text:p text:style-name="P52"><text:span text:style-name="T15">–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5">– </text:span>Предположим, в коробке заперт кот. <text:span text:style-name="T15">– н</text:span>арисованный кот упирался лапами в крышку коробки, явно пытаясь выбраться.</text:p>
      <text:p text:style-name="P52"><text:span text:style-name="T15">–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2"><text:span text:style-name="T15">– </text:span>Бедный котик. <text:span text:style-name="T15">– </text:span>прошептала Флаттершай.</text:p>
      <text:p text:style-name="P52">Я насторожился, услышав знакомое заклинание.</text:p>
      <text:p text:style-name="P52"><text:span text:style-name="T15">– </text:span>Стой! Откуда тебе известно про заклинание Стирания?</text:p>
      <text:p text:style-name="P52"><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2"><text:span text:style-name="T15">– </text:span>Гм. Ну ладно, продолжай.</text:p>
      <text:p text:style-name="P52"><text:span text:style-name="T15">– </text:span>Так вот, по условию эксперимента известно, что вероятность того, что кто-то откроет ящик, ненулевая.</text:p>
      <text:p text:style-name="P52"><text:span text:style-name="T15">– </text:span>И что это означает, дорогая? <text:span text:style-name="T15">– </text:span>спросила Рэрити.</text:p>
      <text:p text:style-name="P52"><text:soft-page-break/><text:span text:style-name="T15">– </text:span>Это значит, что кто-нибудь когда-нибудь обязательно откроет его.</text:p>
      <text:p text:style-name="P52"><text:span text:style-name="T15">– </text:span>У меня щас башка лопнет! <text:span text:style-name="T15">– </text:span>пожаловалась Дэш. <text:span text:style-name="T15">– </text:span>Так всё-таки, когда этот грёбаный ящик откроют?</text:p>
      <text:p text:style-name="P52"><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5">–</text:span> То есть, ты хочешь сказать, что мы все — навроде этого кота, а Макс боится открыть ящик? Чтоб мы не исчезли окончательно?</text:p>
      <text:p text:style-name="P52"><text:span text:style-name="T15">–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5">–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5">– </text:span>Лягать! <text:span text:style-name="T15">– </text:span>выругалась Дэш. <text:span text:style-name="T15">– </text:span>Значит, наши усилия по доставке резонаторов пошли лесом.</text:p>
      <text:p text:style-name="P52"><text:span text:style-name="T15">–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5">– </text:span>Тихо! Спайк, будь добр, сбегай к Кейкам за выпечкой. Нам надо успокоиться. Макс, хоть про Селестию ты нам можешь рассказать?</text:p>
      <text:p text:style-name="P52"><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2"><text:span text:style-name="T15">– А </text:span>как ты узнал… <text:span text:style-name="T15">– </text:span>начала было единорожка, но её перебил напряжённый голос Спайка.</text:p>
      <text:p text:style-name="P52"><text:span text:style-name="T15">– </text:span>Твай! <text:span text:style-name="T15">– </text:span>дракончик стоял в дверях спиной к нам. <text:span text:style-name="T15">–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5">– </text:span>Макс,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2">Мы с пегаской застыли в синем левитационном поле и поплыли к Луне.</text:p>
      <text:p text:style-name="P52"><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5">–</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5">–</text:span> Мне очень жаль, Ваше Высочество, но Селестия назначила Макса МОИМ руководителем, и этот приказ НИКТО не отменял! Он МОЙ! <text:span text:style-name="T15">&lt;</text:span><text:span text:style-name="T29">Добавить в главы с Твайлайт её попытки заигрывания с Максом</text:span><text:span text:style-name="T15">&gt;</text:span></text:p>
      <text:p text:style-name="P52">В голосе лавандовой единорожки звучал металл. Мы опять полетели к Твайлайт.</text:p>
      <text:p text:style-name="P52"><text:span text:style-name="T15">–</text:span> ДОВОЛЬНО! НАМ НАДОЕЛА ЭТА НЕПОКОРНОСТЬ! ПОЗНАЙ ГНЕВ ПРИНЦЕССЫ НОЧИ!!!</text:p>
      <text:p text:style-name="P52"><text:span text:style-name="T15">–</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2"><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2"><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2"><text:soft-page-break/><text:span text:style-name="T1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5">– О</text:span>хренеть! <text:span text:style-name="T15">– </text:span>чертыхнулся Спайк. <text:span text:style-name="T15">– </text:span><text:s/>Твай, она создаёт сферу стихий!</text:p>
      <text:p text:style-name="P52"><text:span text:style-name="T15">– </text:span>Вижу! <text:span text:style-name="T15">– </text:span>донёсся голос единорожки из-под потолка. <text:span text:style-name="T15">–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5">– </text:span>Погоди. У меня есть вариант получше.</text:p>
      <text:p text:style-name="P52">Я вылез из-под шкафа и попрыгал на одной ноге в центр зала.</text:p>
      <text:p text:style-name="P52"><text:span text:style-name="T15">– </text:span>Стойте! Прекратите! Да остановитесь же!!!</text:p>
      <text:p text:style-name="P52">Аликорница и шестёрка уставились на меня.</text:p>
      <text:p text:style-name="P52"><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5">– </text:span>Ты так говоришь, как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2"><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5">– </text:span>Как ты её назвал? <text:span text:style-name="T15">– </text:span>отвалилась челюсть у аликорницы.</text:p>
      <text:p text:style-name="P52"><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2"><text:span text:style-name="T15">– </text:span>Что? <text:span text:style-name="T15">–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5">– </text:span>Твайлайт, Дёрпи сказала, у тебя есть «Особенности поведения, питания и размножения приматов»? Я бы хотела её ненадолго… Ого!!!</text:p>
      <text:p text:style-name="P52"><text:soft-page-break/>После долгой паузы тот же голос спросил:</text:p>
      <text:p text:style-name="P52"><text:span text:style-name="T15">– </text:span>Что тут случилось? Почему все висят в воздухе? И всё вот это?</text:p>
      <text:p text:style-name="P52">Голос Спайка откуда-то из подвала ответил:</text:p>
      <text:p text:style-name="P52"><text:span text:style-name="T15">– </text:span>Потому что Твайлайт остановила время. В радиусе девяти метров, как мне кажется. Или десяти.</text:p>
      <text:p text:style-name="P52"><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5">–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5">–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5">– </text:span>Эмм, я вам подхожу?</text:p>
      <text:p text:style-name="P52"><text:span text:style-name="T15">– </text:span>КТО ТЫ?</text:p>
      <text:p text:style-name="P52"><text:span text:style-name="T15">– </text:span>Эмм, Лира Хартстрингс, единорог. Я не то, чтобы маг, моя специализация — музыка…</text:p>
      <text:p text:style-name="P52"><text:span text:style-name="T15">– </text:span>ГОДИТСЯ! ТЫ ВИДИШЬ ТОЧКУ СИНГУЛЯРНОСТИ?</text:p>
      <text:p text:style-name="P52"><text:span text:style-name="T15">– </text:span>Эмм?</text:p>
      <text:p text:style-name="P52">Голос Спайка пояснил:</text:p>
      <text:p text:style-name="P52"><text:span text:style-name="T15">– </text:span>Вон та яркая искорка над лестницей, у которой вся картинка искривляется.</text:p>
      <text:p text:style-name="P52"><text:span text:style-name="T15">– </text:span>Да! Вижу.</text:p>
      <text:p text:style-name="P52"><text:span text:style-name="T15">– </text:span>ТЕПЕРЬ ЛЕВИТИРУЙ ПРИМАТА В ТОЧКУ СИНГУЛЯРНОСТИ.</text:p>
      <text:p text:style-name="P52"><text:span text:style-name="T15">– </text:span>Чего?!! <text:span text:style-name="T15">– </text:span>возопило моё малое сознание.</text:p>
      <text:p text:style-name="P52"><text:span text:style-name="T15">– </text:span>Эмм… Зачем?</text:p>
      <text:p text:style-name="P52"><text:soft-page-break/><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2"><text:span text:style-name="T15">– </text:span>Вы даёте слово, что человеку не будет причинён вред? <text:span text:style-name="T15">– </text:span>голос Лиры обрёл непривычную твёрдость.</text:p>
      <text:p text:style-name="P52"><text:span text:style-name="T15">– </text:span>КАК ТЫ СМЕЕШЬ СОМНЕВАТЬСЯ В НАС, СВОЕЙ ПРИНЦЕССЕ?</text:p>
      <text:p text:style-name="P52"><text:span text:style-name="T15">– Я </text:span>не сомневаюсь в вас, Ваше Высочество… Потому и требую слова!</text:p>
      <text:p text:style-name="P52"><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5">– </text:span>Ну, блядь, спасибо! <text:span text:style-name="T15">– </text:span>подумал я.</text:p>
      <text:p text:style-name="P52"><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5">–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5">– </text:span>Давай по-порядку. <text:span text:style-name="T15">– о</text:span>становила меня Луна. <text:span text:style-name="T15">– </text:span>С чего ты взял, что она в твоём мире?</text:p>
      <text:p text:style-name="P52"><text:soft-page-break/>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5">– Ч</text:span>то? Остатки магии? <text:span text:style-name="T15">–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5">– </text:span>Мы проследили её сновидение до магической вспышки. <text:span text:style-name="T15">– п</text:span>одтвердила Луна. Её взгляд сверлил меня, улавливая малейшие изменения мимики. <text:span text:style-name="T15">–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5">– </text:span>Теперь ты понимаешь, почему Мы виним тебя в развоплощении сестры?</text:p>
      <text:p text:style-name="P52"><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2">Луна пристально взглянула на меня и понимающе склонила голову.</text:p>
      <text:p text:style-name="P52"><text:span text:style-name="T15">– </text:span>Мы знаем, иногда так бывает. Продолжай.</text:p>
      <text:p text:style-name="P52"><text:span text:style-name="T15">–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5">– </text:span>Да, помним.</text:p>
      <text:p text:style-name="P52"><text:span text:style-name="T1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5">–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5">–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5">–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5">– </text:span>Ты что-то недоговариваешь. <text:span text:style-name="T15">– </text:span>шепнула о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5">– …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5">–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2">Луна сморщила нос при этих словах, но всё же кивнула.</text:p>
      <text:p text:style-name="P52"><text:span text:style-name="T1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5">– </text:span>Я приглашу их. Они не откажутся.</text:p>
      <text:p text:style-name="P52"><text:span text:style-name="T15">– </text:span>Что ж, ещё одной проблемой меньше. Теперь нужно решить, как найти Сел. Кто-то должен отправиться за ней.</text:p>
      <text:p text:style-name="P52"><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2"><text:span text:style-name="T15">– </text:span>А если…</text:p>
      <text:p text:style-name="P52"><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5">– </text:span>Остаётся ещё одна проблема. <text:span text:style-name="T15">– </text:span>тихо сказала аликорниц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5">– </text:span>Я попробую подыскать подходящие заклинания для работы с флорой. <text:span text:style-name="T15">– </text:span>загорелась научным рвением Твайлайт. <text:span text:style-name="T15">–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oft-page-break/><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2"><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5">– </text:span>Почему же ты не смогла найти меня с его помощью?</text:p>
      <text:p text:style-name="P52">Аликорница смутилась.</text:p>
      <text:p text:style-name="P52"><text:span text:style-name="T1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2"><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2"><text:span text:style-name="T15">– </text:span>Неудивительно! <text:span text:style-name="T15">– </text:span>фыркнула Луна. <text:span text:style-name="T15">– </text:span>в<text:span text:style-name="T15"> </text:span>этом — вся Сел. Сестра, в отличие от Нас, всегда норовит спихнуть тяжёлую задачу на кого-нибудь другого!</text:p>
      <text:p text:style-name="P52"><text:span text:style-name="T15">– </text:span>А также совместить приятное с полезным. <text:span text:style-name="T15">– </text:span>не удержался я.</text:p>
      <text:p text:style-name="P47">Луна бросила на меня тяжёлый взгляд.</text:p>
      <text:p text:style-name="P50"><text:span text:style-name="T21">–</text:span> Вот это вряд ли! Сел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20">–</text:span> Тогда зачем она..?</text:p>
      <text:p text:style-name="P47"><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text:soft-page-break/>Тревожная догадка окончательно сковала морозом душу.</text:p>
      <text:p text:style-name="P50"><text:span text:style-name="T21">–</text:span> А другие? Они тоже… давали мне потому, что считали меня последним шансом?</text:p>
      <text:p text:style-name="P50">У аликорницы отвалилась челюсть.</text:p>
      <text:p text:style-name="P50"><text:span text:style-name="T21">–</text:span> Другие? Кто ещё?<text:span text:style-name="T15"> </text:span>С кем ещё у тебя были… отношения?</text:p>
      <text:p text:style-name="P47"><text:span text:style-name="T20">–</text:span> С Рэйнбоу Дэш <text:span text:style-name="T20">–</text:span> ответил я несчастным голосом. <text:span text:style-name="T20">–</text:span> И, может быть, с Пинки.</text:p>
      <text:p text:style-name="P47"><text:span text:style-name="T20">–</text:span> А ты живчик. <text:span text:style-name="T20">–</text:span> удивлённо заметила Луна и нахмурилась. <text:span text:style-name="T20">–</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20">–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5">– </text:span>Макс, ты в порядке? <text:span text:style-name="T15">– </text:span>на балкон заглянула Дэш. <text:span text:style-name="T15">–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5">– </text:span>Спасибо, Дэш. Ты настоящий друг.</text:p>
      <text:p text:style-name="P52"><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5">– </text:span>Если отменить праздник, начнутся волнения. <text:span text:style-name="T15">– </text:span>ответила Луна на мой не 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5">– </text:span>Да что ж такое творится-то! Ни в жисть не поверю, чтоб в Кантерлоте пустые дома были! <text:span text:style-name="T15">– </text:span>заявила Эпплджек. <text:span text:style-name="T15">–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5">– </text:span>Какая жалость, что это всё из-за вампирского мира! <text:span text:style-name="T15">– </text:span>пробормотала Рэрити. <text:span text:style-name="T15">–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5">– </text:span>Макс, ты тут? <text:span text:style-name="T15">–</text:span>Дэш просунула нос в дверь, не дожидаясь отклика. <text:span text:style-name="T15">– </text:span>Ага, вот ты где! Я с тобой!</text:p>
      <text:p text:style-name="P52">Она швырнула перемётные сумки мне на постель и пошла к выходу.</text:p>
      <text:p text:style-name="P52"><text:soft-page-break/><text:span text:style-name="T15">– </text:span>Ну, чего застрял? Пошли скорее, а то на хавчик опоздаем! <text:span text:style-name="T15">–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5">– </text:span>Располагайтесь. <text:span text:style-name="T15">–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5">–</text:span> всхлипула Дэш.</text:p>
      <text:p text:style-name="P52"><text:span text:style-name="T15">– </text:span>Ну что же вы? Присаживайтесь. <text:span text:style-name="T15">– </text:span>вновь пригласила Луна. <text:span text:style-name="T15">–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 </text:p>
      <text:p text:style-name="P52"><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5">–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text:soft-page-break/>–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9">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text:soft-page-break/>–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text:soft-page-break/>–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7">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71">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80">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text:soft-page-break/>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soft-page-break/>***</text:p>
      <text:p text:style-name="P41"/>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1"><text:span text:style-name="T45">–</text:span><text:span text:style-name="T35"> Ну хорошо, а кто вами правит? Аликорн? Драконикус? Какой-нибудь человек с рогом во лбу? Или у вас нет правителя?</text:span></text:p>
      <text:p text:style-name="P35"><text:span text:style-name="T15">–</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text:soft-page-break/>–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5">~~~ </text:span>Человек Макс <text:span text:style-name="T15">~~~</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1">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3">«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text:soft-page-break/>–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3">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5">&lt;</text:span><text:span text:style-name="T29">Описать нарастание депрессивных мыслей от описанных случая к случаю</text:span><text:span text:style-name="T15">&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text:soft-page-break/>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5">!</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9">Макс не вернётся, Дискорд Луну не получит</text:span>&gt;</text:p>
      <text:p text:style-name="P19"><text:soft-page-break/></text:p>
      <text:p text:style-name="P42">~~~~~</text:p>
      <text:p text:style-name="P19">&lt;<text:span text:style-name="T30">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5" text:outline-level="3">Воскресение</text:h>
      <text:p text:style-name="P47">&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5">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тогда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3">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5">,</text:span><text:span text:style-name="T1"> </text:span><text:span text:style-name="T58">Jack of Hearts! </text:span><text:span text:style-name="T1">Давно так не веселился. – вытер слёзы смеха Дискорд. –</text:span><text:span text:style-name="T58">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6">***</text:p>
      <text:p text:style-name="P55"/>
      <text:p text:style-name="P37"><text:span text:style-name="T2">Проклятье</text:span>! Это уже черезчур! Мне даже материться не хотелось.</text:p>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6">Michael Jackson — Get out of my mind</text:span>&gt;</text:p>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soft-page-break/>…</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text:soft-page-break/>–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text:soft-page-break/>–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0">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5"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text:soft-page-break/>–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5">–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5">–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5">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text:soft-page-break/>–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text:soft-page-break/>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6">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text:soft-page-break/>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5">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5">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5">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9">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7"/>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5">—</text:span> что может держать закоренелого обеспеченного холостяка дома, кроме работы? <text:span text:style-name="T3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5">– Анон…</text:span><text:span text:style-name="T1"> Тут окно разбито… И верёвка висит. – пискнула Флаттершай из кухни.</text:span></text:p>
      <text:p text:style-name="P93"><text:span text:style-name="T15">–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9">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5">Я устало улыбнулся аликорнице </text:span>и осторожно закрыл ноутбук<text:span text:style-name="T15">. Пусть о</text:span>битает в собственной фантазии<text:span text:style-name="T15"> </text:span>— нет смысла препираться с ней сейчас. Счастье уже в том, что она уцелела хотя бы в таком виде.</text:p>
      <text:p text:style-name="P94"><text:span text:style-name="T15">– </text:span>Да-да, забери её отсюда поскорее! <text:span text:style-name="T1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5">– </text:span>А я так хотел продемонстрировать ей класс езды на моноцикле!<text:span text:style-name="T15"> – пожаловался д</text:span>раконикус, ткнув в лежащий рядом гироскутер<text:span text:style-name="T15">. – Но разве Сахарная Ватка ценит настоящее искусство?</text:span></text:p>
      <text:p text:style-name="P106"/>
      <text:h text:style-name="P142" text:outline-level="2">2<text:span text:style-name="T1">7</text:span>. Отбытие</text:h>
      <text:p text:style-name="P111">&lt;Mission Impossible theme ?&gt;</text:p>
      <text:p text:style-name="P94"><text:span text:style-name="T15">–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oft-page-break/><text:span text:style-name="T15">–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5">– А что? – невинно захлопал глазами </text:span>реальный <text:span text:style-name="T15">драконикус. – Я, между прочим, </text:span>намного раньше тебя <text:span text:style-name="T15">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text:soft-page-break/>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5">–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5">– Нет! Дискорд </text:span>— не убийца!</text:p>
      <text:p text:style-name="P114">С необычной для неё силой, Флаттершай вытащила кляп изо рта драконикуса.</text:p>
      <text:p text:style-name="P114"><text:span text:style-name="T15">– </text:span>ДА ТЫ СОВСЕМ БАНАНУЛСЯ, ПРОВОДНИЧЁК!!! ВЫ ВСЕ <text:span text:style-name="T15">ИДИОТЫ </text:span>(все, кроме Флаттершай)<text:span text:style-name="T15">!!! – заорал Дискорд моментально. – <text:s/>Е</text:span>сли я убийца, то ты — жрёшь пони на завтрак, обед и полдник! Дебилы!! Т<text:span text:style-name="T15">рон Эквестрии </text:span>мне <text:span text:style-name="T15">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5">– </text:span>Говори.</text:p>
      <text:p text:style-name="P114">Дискорд немного успокоился.</text:p>
      <text:p text:style-name="P114"><text:s/><text:span text:style-name="T15">– </text:span>Вообще-то, от тебя следовало бы избавиться, Проводник. Не знаю, что ты там разведал в <text:span text:style-name="T86">заклинании Откровения</text:span>, но чувствую, что твоё знание может погубить Эквестрию. Но к<text:span text:style-name="T15">ак, интересно, я получу без </text:span>тебя<text:span text:style-name="T15"> приз из… копыт Луны?!! Метёлка отправила меня проследить, чтоб ты вернулся обратно. </text:span>Так что е<text:span text:style-name="T15">сли бы вы сюда не заявились, через пять минут я отправился бы за вами сам!</text:span></text:p>
      <text:p text:style-name="P114"><text:span text:style-name="T15">–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9">словно кот с мышью</text:span>?</text:p>
      <text:p text:style-name="P114"><text:span text:style-name="T15">– </text:span>Анон! <text:span text:style-name="T15">– </text:span>крикнула Эпплджек из прихожей. <text:span text:style-name="T15">–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text:soft-page-break/>– На крышу, живо!!! Через окно на кухне! – зашипел Дискорд.</text:p>
      <text:p text:style-name="P116">– Что? – ступил я.</text:p>
      <text:p text:style-name="P114"><text:span text:style-name="T3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5">–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5">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5">–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5">–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5">–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5">&lt;</text:span><text:span text:style-name="T61">Queen – Flash</text:span><text:span text:style-name="T15">&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23">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5">–</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5">– Т</text:span>ы что за хрен вообще? <text:span text:style-name="T15">– наконец сподобился я на членораздельную речь.</text:span></text:p>
      <text:p text:style-name="P47">Зверь смутился.</text:p>
      <text:p text:style-name="P47"><text:span text:style-name="T15">–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5">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5">– Итак, рассказывай, каким ветром тебя сюда занесло. – д</text:span>емиург<text:span text:style-name="T15"> почесал нос. – У меня такое чувство, </text:span>будто<text:span text:style-name="T1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text:soft-page-break/>Я вздохнул.</text:p>
      <text:p text:style-name="P40"/>
      <text:p text:style-name="P50"><text:span text:style-name="T15">– Если я расскажу тебе н</text:span>астоящую<text:span text:style-name="T15"> причину </text:span>— ты исчезнешь! <text:span text:style-name="T15">– угрюмо заявил я.</text:span></text:p>
      <text:p text:style-name="P37">Морда Анакорна осветилась радостным озарением.</text:p>
      <text:p text:style-name="P37"/>
      <text:p text:style-name="P50"><text:span text:style-name="T15">– </text:span><text:span text:style-name="T88">Я ПОНЯЛ, КТО ТЫ!!! КАК </text:span><text:span text:style-name="T89">ЖЕ </text:span><text:span text:style-name="T88">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5">–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5">– Ну… Я не идиот, я видел, что происходит за Чёрным </text:span>э<text:span text:style-name="T15">краном… М</text:span>ир людей — не <text:span text:style-name="T15">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5">Анакорн </text:span>встал с пуфика<text:span text:style-name="T15"> </text:span>и стал прохаживаться рядом со столом<text:span text:style-name="T15">. </text:span>Перед ним в качестве импровизированной указки плыл в пространстве карандаш.<text:span text:style-name="T15"> На стол</text:span>е раскинулась<text:span text:style-name="T15"> </text:span>голографическая карта Эквуса<text:span text:style-name="T15">. Игрушечные горные пики утопали в крохотных облаках, белые шапки ледников икрились </text:span>на<text:span text:style-name="T15"> полюсах, спокойная гладь </text:span>омывающих <text:span text:style-name="T15">океан</text:span>ов<text:span text:style-name="T15"> переливалась всеми оттенками синего.</text:span></text:p>
      <text:p text:style-name="P40"/>
      <text:p text:style-name="P3"><text:span text:style-name="T5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4">Я запротестовал.</text:p>
      <text:p text:style-name="P97">– В Эквестрии не двигают солнце! Аликорны лишь корректируют орбиту Эквуса <text:span text:style-name="T94">и Луны </text:span>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text:soft-page-break/></text:p>
      <text:p text:style-name="P94">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5">.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52">– К сожалению, не </text:span><text:span text:style-name="T55">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2"><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52">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5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4"><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5">.</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52">–</text:span><text:span text:style-name="T35">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5">– Ты уже устранил крупнейший дефект Эквестрии </text:span><text:span text:style-name="T52">— манипуляции светилом. Аналогично решаются и остальные проблемы</text:span><text:span text:style-name="T3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52">–</text:span><text:span text:style-name="T35"> А кьютимарки? Как, разрази меня квазар, объяснить кьютимарки? </text:span><text:span text:style-name="T52">–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6"> точнее, дерево схожих миров Эквуса </text:span><text:span text:style-name="T64">—</text:span><text:span text:style-name="T56"> создали брони. Разумеется, стержнем им послужил именно сериал, но каждый фанфик </text:span><text:span text:style-name="T64">—</text:span><text:span text:style-name="T5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6">– Наконец-то я вижу свет в конце тоннеля! Как это не пришло мне в голову! Ты всё отлично увязал! Всё сходится! Более того </text:span><text:span text:style-name="T64">—</text:span><text:span text:style-name="T56"> Анакорн заговорщически подмигнул мне </text:span><text:span text:style-name="T64">—</text:span><text:span text:style-name="T56">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6">!</text:span></text:p>
      <text:p text:style-name="P102">Я подозрительно посмотрел на Анакорна.</text:p>
      <text:p text:style-name="P101"><text:span text:style-name="T21">– </text:span><text:span text:style-name="T56">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oft-page-break/><text:span text:style-name="T21">– </text:span><text:span text:style-name="T5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5">– </text:span>Эээ… Тут я тебе точно не помощник. Никогда не писал ничего сложнее технической документации к программам.</text:p>
      <text:p text:style-name="P101"><text:span text:style-name="T15">– </text:span>Пиши, как есть. <text:span text:style-name="T15">– </text:span>развёл копытами Анакорн. <text:span text:style-name="T15">– </text:span>Авось сгодится. Я писать точно не буду <text:span text:style-name="T64">—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text:soft-page-break/>–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3">—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6">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0"><text:soft-page-break/><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39">–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5">Хочу, чтобы ты </text:span><text:span text:style-name="T36">делал мне почесушки</text:span><text:span text:style-name="T35">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5">– Вот д</text:span>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93">Я опустил руку на шею Дэш и ощутил теплоту и лёгкое покалывание в пустоте.</text:p>
      <text:p text:style-name="P93"><text:span text:style-name="T15">–</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2"/>
      <text:h text:style-name="Heading_20_2" text:outline-level="2">Эпилог. Земля</text:h>
      <text:p text:style-name="P108">&lt;<text:span text:style-name="T60">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5">два</text:span><text:span text:style-name="T1">, чтоб потом спать до одиннадцати и ни хрена не выспаться при этом?</text:span> На работу опять к часу<text:span text:style-name="T15">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6">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06T20:23:11.346679661</dc:date>
    <meta:editing-duration>P131DT14H55M25S</meta:editing-duration>
    <meta:editing-cycles>8028</meta:editing-cycles>
    <meta:generator>LibreOffice/5.1.6.2$Linux_X86_64 LibreOffice_project/10m0$Build-2</meta:generator>
    <meta:document-statistic meta:table-count="0" meta:image-count="0" meta:object-count="0" meta:page-count="203" meta:paragraph-count="4343" meta:word-count="90187" meta:character-count="596803" meta:non-whitespace-character-count="506673"/>
  </office:meta>
</office:document-meta>
</file>